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dash" draw:stroke-dash="Long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-color="#000000" draw:opacity="25%" draw:textarea-horizontal-align="justify" draw:textarea-vertical-align="middle" draw:auto-grow-height="false" fo:min-height="11.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 draw:opacity="25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3cm" svg:y1="14cm" svg:x2="12.15cm" svg:y2="14cm">
          <text:p/>
        </draw:line>
        <draw:line draw:style-name="gr1" draw:text-style-name="P1" draw:layer="layout" svg:x1="3.3cm" svg:y1="13.98cm" svg:x2="3.3cm" svg:y2="1.03cm">
          <text:p/>
        </draw:line>
        <draw:line draw:style-name="gr2" draw:text-style-name="P1" draw:layer="layout" svg:x1="4.1cm" svg:y1="13.75cm" svg:x2="4.1cm" svg:y2="14.25cm">
          <text:p/>
        </draw:line>
        <draw:line draw:style-name="gr2" draw:text-style-name="P1" draw:layer="layout" svg:x1="5.1cm" svg:y1="13.75cm" svg:x2="5.1cm" svg:y2="14.25cm">
          <text:p/>
        </draw:line>
        <draw:line draw:style-name="gr2" draw:text-style-name="P1" draw:layer="layout" svg:x1="6.1cm" svg:y1="13.75cm" svg:x2="6.1cm" svg:y2="14.25cm">
          <text:p/>
        </draw:line>
        <draw:line draw:style-name="gr2" draw:text-style-name="P1" draw:layer="layout" svg:x1="7.1cm" svg:y1="13.75cm" svg:x2="7.1cm" svg:y2="14.25cm">
          <text:p/>
        </draw:line>
        <draw:line draw:style-name="gr2" draw:text-style-name="P1" draw:layer="layout" svg:x1="8.1cm" svg:y1="13.75cm" svg:x2="8.1cm" svg:y2="14.25cm">
          <text:p/>
        </draw:line>
        <draw:line draw:style-name="gr2" draw:text-style-name="P1" draw:layer="layout" svg:x1="9.1cm" svg:y1="13.75cm" svg:x2="9.1cm" svg:y2="14.25cm">
          <text:p/>
        </draw:line>
        <draw:line draw:style-name="gr2" draw:text-style-name="P1" draw:layer="layout" svg:x1="4.3cm" svg:y1="13.9cm" svg:x2="4.3cm" svg:y2="14.1cm">
          <text:p/>
        </draw:line>
        <draw:line draw:style-name="gr2" draw:text-style-name="P1" draw:layer="layout" svg:x1="4.5cm" svg:y1="13.9cm" svg:x2="4.5cm" svg:y2="14.1cm">
          <text:p/>
        </draw:line>
        <draw:line draw:style-name="gr2" draw:text-style-name="P1" draw:layer="layout" svg:x1="4.7cm" svg:y1="13.9cm" svg:x2="4.7cm" svg:y2="14.1cm">
          <text:p/>
        </draw:line>
        <draw:line draw:style-name="gr2" draw:text-style-name="P1" draw:layer="layout" svg:x1="4.9cm" svg:y1="13.9cm" svg:x2="4.9cm" svg:y2="14.1cm">
          <text:p/>
        </draw:line>
        <draw:line draw:style-name="gr2" draw:text-style-name="P1" draw:layer="layout" svg:x1="5.3cm" svg:y1="13.9cm" svg:x2="5.3cm" svg:y2="14.1cm">
          <text:p/>
        </draw:line>
        <draw:line draw:style-name="gr2" draw:text-style-name="P1" draw:layer="layout" svg:x1="5.5cm" svg:y1="13.9cm" svg:x2="5.5cm" svg:y2="14.1cm">
          <text:p/>
        </draw:line>
        <draw:line draw:style-name="gr2" draw:text-style-name="P1" draw:layer="layout" svg:x1="5.7cm" svg:y1="13.9cm" svg:x2="5.7cm" svg:y2="14.1cm">
          <text:p/>
        </draw:line>
        <draw:line draw:style-name="gr2" draw:text-style-name="P1" draw:layer="layout" svg:x1="5.9cm" svg:y1="13.9cm" svg:x2="5.9cm" svg:y2="14.1cm">
          <text:p/>
        </draw:line>
        <draw:line draw:style-name="gr2" draw:text-style-name="P1" draw:layer="layout" svg:x1="6.3cm" svg:y1="13.9cm" svg:x2="6.3cm" svg:y2="14.1cm">
          <text:p/>
        </draw:line>
        <draw:line draw:style-name="gr2" draw:text-style-name="P1" draw:layer="layout" svg:x1="6.5cm" svg:y1="13.9cm" svg:x2="6.5cm" svg:y2="14.1cm">
          <text:p/>
        </draw:line>
        <draw:line draw:style-name="gr2" draw:text-style-name="P1" draw:layer="layout" svg:x1="6.7cm" svg:y1="13.9cm" svg:x2="6.7cm" svg:y2="14.1cm">
          <text:p/>
        </draw:line>
        <draw:line draw:style-name="gr2" draw:text-style-name="P1" draw:layer="layout" svg:x1="6.9cm" svg:y1="13.9cm" svg:x2="6.9cm" svg:y2="14.1cm">
          <text:p/>
        </draw:line>
        <draw:line draw:style-name="gr2" draw:text-style-name="P1" draw:layer="layout" svg:x1="7.3cm" svg:y1="13.9cm" svg:x2="7.3cm" svg:y2="14.1cm">
          <text:p/>
        </draw:line>
        <draw:line draw:style-name="gr2" draw:text-style-name="P1" draw:layer="layout" svg:x1="7.5cm" svg:y1="13.9cm" svg:x2="7.5cm" svg:y2="14.1cm">
          <text:p/>
        </draw:line>
        <draw:line draw:style-name="gr2" draw:text-style-name="P1" draw:layer="layout" svg:x1="7.7cm" svg:y1="13.9cm" svg:x2="7.7cm" svg:y2="14.1cm">
          <text:p/>
        </draw:line>
        <draw:line draw:style-name="gr2" draw:text-style-name="P1" draw:layer="layout" svg:x1="7.9cm" svg:y1="13.9cm" svg:x2="7.9cm" svg:y2="14.1cm">
          <text:p/>
        </draw:line>
        <draw:line draw:style-name="gr2" draw:text-style-name="P1" draw:layer="layout" svg:x1="8.3cm" svg:y1="13.9cm" svg:x2="8.3cm" svg:y2="14.1cm">
          <text:p/>
        </draw:line>
        <draw:line draw:style-name="gr2" draw:text-style-name="P1" draw:layer="layout" svg:x1="8.5cm" svg:y1="13.9cm" svg:x2="8.5cm" svg:y2="14.1cm">
          <text:p/>
        </draw:line>
        <draw:line draw:style-name="gr2" draw:text-style-name="P1" draw:layer="layout" svg:x1="8.7cm" svg:y1="13.9cm" svg:x2="8.7cm" svg:y2="14.1cm">
          <text:p/>
        </draw:line>
        <draw:line draw:style-name="gr2" draw:text-style-name="P1" draw:layer="layout" svg:x1="8.9cm" svg:y1="13.9cm" svg:x2="8.9cm" svg:y2="14.1cm">
          <text:p/>
        </draw:line>
        <draw:g>
          <svg:title>TexMaths</svg:title>
          <svg:desc>12§latex§$9.8$§svg§600§TRUE§</svg:desc>
          <draw:g>
            <draw:path draw:style-name="gr3" draw:text-style-name="P2" draw:layer="layout" svg:width="0.172cm" svg:height="0.287cm" svg:x="6.84cm" svg:y="14.29cm" svg:viewBox="0 0 173 288" svg:d="M136 146c0 4 0 9 0 13 0 98-44 117-68 117-7 0-30-1-40-14 17 0 21-13 21-21 0-12-11-19-19-19-7 0-20 5-20 21 0 28 22 45 58 45 54 0 105-57 105-147 0-112-47-141-84-141-24 0-45 7-63 26-16 19-26 37-26 68 0 53 37 94 84 94 25 0 43-18 52-42zM84 178c-6 0-27 0-39-26-8-16-8-37-8-58 0-22 0-41 10-57 10-21 26-26 42-26 19 0 32 14 39 32 6 14 7 41 7 60 0 34-14 75-51 75z">
              <text:p/>
            </draw:path>
            <draw:path draw:style-name="gr3" draw:text-style-name="P2" draw:layer="layout" svg:width="0.044cm" svg:height="0.043cm" svg:x="7.067cm" svg:y="14.524cm" svg:viewBox="0 0 45 44" svg:d="M45 23c0-12-10-23-22-23s-23 11-23 23 11 21 23 21 22-9 22-21z">
              <text:p/>
            </draw:path>
            <draw:path draw:style-name="gr3" draw:text-style-name="P2" draw:layer="layout" svg:width="0.174cm" svg:height="0.287cm" svg:x="7.165cm" svg:y="14.29cm" svg:viewBox="0 0 175 288" svg:d="M51 87c-19-12-21-26-21-33 0-27 27-43 57-43 31 0 58 21 58 51 0 24-17 44-42 59-17-11-34-23-52-34zM112 127c30-15 52-37 52-65 0-38-38-62-77-62-42 0-75 31-75 69 0 9 1 28 18 47 5 5 20 15 31 23-24 12-61 35-61 76 0 46 43 73 87 73 48 0 88-35 88-80 0-14-5-34-21-51-8-9-14-12-42-30zM71 145c17 11 34 22 51 33 12 7 31 20 31 45 0 32-31 53-66 53-36 0-65-26-65-61 0-24 13-50 49-70z">
              <text:p/>
            </draw:path>
          </draw:g>
        </draw:g>
        <draw:g>
          <svg:title>TexMaths</svg:title>
          <svg:desc>12§latex§$g\quad (\mathrm{m/s^{2}})$§svg§600§TRUE§</svg:desc>
          <draw:g>
            <draw:path draw:style-name="gr3" draw:text-style-name="P2" draw:layer="layout" svg:width="0.193cm" svg:height="0.27cm" svg:x="10.026cm" svg:y="14.35cm" svg:viewBox="0 0 194 271" svg:d="M193 28c0-3 1-5 1-8 0-7-6-12-13-12-3 0-15 4-17 18-7-15-22-26-39-26-48 0-100 59-100 120 0 41 25 65 57 65 24 0 44-19 48-24h1c-10 38-10 37-15 55-1 5-15 46-61 46-7 0-21 0-33-4 13-3 18-14 18-21s-5-16-17-16c-9 0-23 9-23 25 0 17 16 25 56 25 53 0 83-32 90-57 16-62 32-124 47-186zM138 132c-2 10-12 21-22 29-8 8-21 16-33 16-22 0-28-23-28-39 0-21 12-70 23-91 12-21 30-37 48-37 28 0 34 33 34 35 0 3-2 5-2 6-6 27-13 54-20 81z">
              <text:p/>
            </draw:path>
            <draw:path draw:style-name="gr3" draw:text-style-name="P2" draw:layer="layout" svg:width="0.097cm" svg:height="0.419cm" svg:x="10.699cm" svg:y="14.221cm" svg:viewBox="0 0 98 420" svg:d="M98 415c0-1 0-1-7-8-53-54-66-133-66-197 0-72 16-145 67-198 6-5 6-6 6-7 0-4-2-5-4-5-4 0-42 29-68 83-21 45-26 92-26 127 0 33 5 83 28 131 25 51 62 79 66 79 2 0 4-1 4-5z">
              <text:p/>
            </draw:path>
            <draw:path draw:style-name="gr3" draw:text-style-name="P2" draw:layer="layout" svg:width="0.329cm" svg:height="0.184cm" svg:x="10.834cm" svg:y="14.35cm" svg:viewBox="0 0 330 185" svg:d="M34 42c0 37 0 75 0 112 0 18-5 18-34 18 0 5 0 9 0 13 16 0 36-1 48-1 11 0 32 1 47 1 0-4 0-8 0-13-28 0-33 0-33-18 0-26 0-52 0-77 0-44 30-67 57-67 26 0 31 22 31 46 0 33 0 66 0 98 0 18-5 18-32 18 0 5 0 9 0 13 14 0 36-1 48-1 10 0 32 1 46 1 0-4 0-8 0-13-28 0-32 0-32-18 0-26 0-52 0-77 0-44 29-67 56-67s31 22 31 46c0 33 0 66 0 98 0 18-4 18-32 18 0 5 0 9 0 13 14 0 36-1 47-1s33 1 48 1c0-4 0-8 0-13-23 0-34 0-34-12 0-26 0-53 0-80 0-36 0-49-13-64-6-8-19-16-44-16-35 0-54 25-61 42-5-37-36-42-56-42-31 0-50 18-62 44 0-14 0-29 0-44-20 2-40 3-60 5 0 4 0 9 0 13 30 0 34 4 34 24z">
              <text:p/>
            </draw:path>
            <draw:path draw:style-name="gr3" draw:text-style-name="P2" draw:layer="layout" svg:width="0.163cm" svg:height="0.419cm" svg:x="11.195cm" svg:y="14.221cm" svg:viewBox="0 0 164 420" svg:d="M162 17c2-6 2-7 2-9 0-3-4-8-8-8s-6 1-7 5c-49 133-98 265-147 398-2 6-2 7-2 8 0 5 4 9 8 9 6 0 8-4 10-11 48-131 96-261 144-392z">
              <text:p/>
            </draw:path>
            <draw:path draw:style-name="gr3" draw:text-style-name="P2" draw:layer="layout" svg:width="0.137cm" svg:height="0.192cm" svg:x="11.397cm" svg:y="14.348cm" svg:viewBox="0 0 138 193" svg:d="M73 106c10 3 45 9 45 39 0 21-15 38-48 38-35 0-51-24-59-59-1-6-1-7-6-7s-5 3-5 10c0 19 0 37 0 56 0 7 0 10 5 10 1 0 2-1 9-9 2-1 2-1 10-9 18 18 37 18 46 18 49 0 68-28 68-59 0-22-13-35-18-40-14-13-30-16-48-20-24-5-52-9-52-33 0-16 11-33 47-33 47 0 48 37 49 51 0 3 4 2 5 3 6 0 6-1 6-9 0-14 0-28 0-42 0-7 0-11-5-11-2 0-2 0-8 5-1 2-6 6-7 7-16-12-34-12-40-12-51 0-67 29-67 51 0 16 6 27 18 36 13 11 25 13 55 19z">
              <text:p/>
            </draw:path>
            <draw:path draw:style-name="gr3" draw:text-style-name="P2" draw:layer="layout" svg:width="0.13cm" svg:height="0.194cm" svg:x="11.567cm" svg:y="14.189cm" svg:viewBox="0 0 131 195" svg:d="M131 141c-3 0-7 0-10 0-1 7-5 24-8 28-3 1-25 1-29 1-18 0-36 0-54 0 30-28 41-35 59-49 21-17 42-36 42-64 0-35-31-57-70-57-36 0-61 26-61 53 0 15 13 16 16 16 7 0 15-4 15-15 0-6-1-16-17-16 9-21 29-27 44-27 28 0 44 22 44 46 0 26-18 46-28 57-23 23-47 46-70 69-4 4-4 4-4 12 41 0 82 0 122 0 3-18 6-36 9-54z">
              <text:p/>
            </draw:path>
            <draw:path draw:style-name="gr3" draw:text-style-name="P2" draw:layer="layout" svg:width="0.097cm" svg:height="0.419cm" svg:x="11.762cm" svg:y="14.221cm" svg:viewBox="0 0 98 420" svg:d="M98 210c0-33-4-83-27-131-25-51-63-79-66-79s-5 2-5 5c0 1 0 2 8 9 41 42 65 108 65 196 0 72-15 145-67 198-6 6-6 6-6 7 0 2 2 5 5 5s42-29 67-83c22-45 26-92 26-127z">
              <text:p/>
            </draw:path>
          </draw:g>
        </draw:g>
        <draw:g>
          <svg:title>TexMaths</svg:title>
          <svg:desc>12§latex§$9.9$§svg§600§TRUE§</svg:desc>
          <draw:g>
            <draw:path draw:style-name="gr3" draw:text-style-name="P2" draw:layer="layout" svg:width="0.172cm" svg:height="0.287cm" svg:x="7.84cm" svg:y="14.292cm" svg:viewBox="0 0 173 288" svg:d="M136 146c0 4 0 9 0 13 0 98-44 117-68 117-7 0-30-1-40-14 17 0 21-13 21-21 0-12-11-19-19-19-7 0-20 5-20 21 0 28 22 45 58 45 54 0 105-57 105-147 0-112-47-141-84-141-24 0-45 7-63 26-16 19-26 37-26 68 0 53 37 94 84 94 25 0 43-18 52-42zM84 178c-6 0-27 0-39-26-8-16-8-37-8-58 0-22 0-41 10-57 10-21 26-26 42-26 19 0 32 14 39 32 6 14 7 41 7 60 0 34-14 75-51 75z">
              <text:p/>
            </draw:path>
            <draw:path draw:style-name="gr3" draw:text-style-name="P2" draw:layer="layout" svg:width="0.044cm" svg:height="0.043cm" svg:x="8.067cm" svg:y="14.526cm" svg:viewBox="0 0 45 44" svg:d="M45 23c0-12-10-23-22-23s-23 11-23 23 11 21 23 21 22-9 22-21z">
              <text:p/>
            </draw:path>
            <draw:path draw:style-name="gr3" draw:text-style-name="P2" draw:layer="layout" svg:width="0.174cm" svg:height="0.287cm" svg:x="8.165cm" svg:y="14.292cm" svg:viewBox="0 0 175 288" svg:d="M136 146c0 4 0 9 0 13 0 98-43 117-67 117-7 0-30-1-41-14 19 0 22-13 22-21 0-12-11-19-20-19-6 0-19 5-19 21 0 28 22 45 58 45 54 0 106-57 106-147 0-112-48-141-86-141-23 0-44 7-61 26s-28 37-28 68c0 53 37 94 85 94 25 0 42-18 51-42zM85 178c-7 0-26 0-40-26-7-16-7-37-7-58 0-22 0-41 9-57 12-21 27-26 42-26 20 0 33 14 40 32 5 14 7 41 7 60 0 34-14 75-51 75z">
              <text:p/>
            </draw:path>
          </draw:g>
        </draw:g>
        <draw:g>
          <svg:title>TexMaths</svg:title>
          <svg:desc>12§latex§$9.7$§svg§600§TRUE§</svg:desc>
          <draw:g>
            <draw:path draw:style-name="gr3" draw:text-style-name="P2" draw:layer="layout" svg:width="0.172cm" svg:height="0.287cm" svg:x="5.84cm" svg:y="14.297cm" svg:viewBox="0 0 173 288" svg:d="M136 146c0 4 0 9 0 13 0 98-44 117-68 117-7 0-30-1-40-15 17 0 21-12 21-19 0-13-10-19-19-19-7 0-19 3-19 20 0 27 23 45 57 45 55 0 105-57 105-147 0-112-47-141-84-141-23 0-45 7-63 26-16 19-26 36-26 69 0 51 37 93 84 93 25 0 43-18 52-42zM84 178c-6 0-25 0-39-26-8-16-8-37-8-57 0-23 0-42 10-58 10-21 27-27 42-27 19 0 33 14 40 33 5 13 6 40 6 60 0 35-14 75-51 75z">
              <text:p/>
            </draw:path>
            <draw:path draw:style-name="gr3" draw:text-style-name="P2" draw:layer="layout" svg:width="0.043cm" svg:height="0.043cm" svg:x="6.068cm" svg:y="14.531cm" svg:viewBox="0 0 44 44" svg:d="M44 23c0-13-10-23-22-23s-22 10-22 23c0 12 10 21 22 21s22-9 22-21z">
              <text:p/>
            </draw:path>
            <draw:path draw:style-name="gr3" draw:text-style-name="P2" draw:layer="layout" svg:width="0.18cm" svg:height="0.292cm" svg:x="6.171cm" svg:y="14.292cm" svg:viewBox="0 0 181 293" svg:d="M177 29c4-6 4-6 4-16-34 0-68 0-102 0-51 0-53-5-54-13-3 0-7 0-11 0-4 29-9 57-14 86 4 0 7 0 11 0 1-6 5-32 11-38 2-3 35-3 40-3 29 0 58 0 88 0-5 8-39 53-47 67-38 57-52 115-52 158 0 4 0 23 20 23 19 0 19-19 19-23 0-7 0-14 0-21 0-24 1-47 5-70 1-9 7-45 25-71 19-27 38-53 57-79z">
              <text:p/>
            </draw:path>
          </draw:g>
        </draw:g>
        <draw:g>
          <svg:title>TexMaths</svg:title>
          <svg:desc>12§latex§$\cdots$§svg§600§TRUE§</svg:desc>
          <draw:g>
            <draw:path draw:style-name="gr3" draw:text-style-name="P2" draw:layer="layout" svg:width="0.043cm" svg:height="0.043cm" svg:x="5.14cm" svg:y="14.393cm" svg:viewBox="0 0 44 44" svg:d="M44 22c0-11-9-22-21-22s-23 11-23 22c0 12 11 22 23 22s21-10 21-22z">
              <text:p/>
            </draw:path>
            <draw:path draw:style-name="gr3" draw:text-style-name="P2" draw:layer="layout" svg:width="0.043cm" svg:height="0.043cm" svg:x="5.327cm" svg:y="14.393cm" svg:viewBox="0 0 44 44" svg:d="M44 22c0-11-9-22-21-22-13 0-23 11-23 22 0 12 10 22 23 22 12 0 21-10 21-22z">
              <text:p/>
            </draw:path>
            <draw:path draw:style-name="gr3" draw:text-style-name="P2" draw:layer="layout" svg:width="0.043cm" svg:height="0.043cm" svg:x="5.514cm" svg:y="14.393cm" svg:viewBox="0 0 44 44" svg:d="M44 22c0-11-10-22-22-22s-22 11-22 22c0 12 10 22 22 22s22-10 22-22z">
              <text:p/>
            </draw:path>
          </draw:g>
        </draw:g>
        <draw:g>
          <svg:title>TexMaths</svg:title>
          <svg:desc>12§latex§$\cdots$§svg§600§TRUE§</svg:desc>
          <draw:g>
            <draw:path draw:style-name="gr3" draw:text-style-name="P2" draw:layer="layout" svg:width="0.043cm" svg:height="0.043cm" svg:x="8.64cm" svg:y="14.393cm" svg:viewBox="0 0 44 44" svg:d="M44 22c0-11-9-22-21-22s-23 11-23 22c0 12 11 22 23 22s21-10 21-22z">
              <text:p/>
            </draw:path>
            <draw:path draw:style-name="gr3" draw:text-style-name="P2" draw:layer="layout" svg:width="0.043cm" svg:height="0.043cm" svg:x="8.827cm" svg:y="14.393cm" svg:viewBox="0 0 44 44" svg:d="M44 22c0-11-9-22-21-22-13 0-23 11-23 22 0 12 10 22 23 22 12 0 21-10 21-22z">
              <text:p/>
            </draw:path>
            <draw:path draw:style-name="gr3" draw:text-style-name="P2" draw:layer="layout" svg:width="0.043cm" svg:height="0.043cm" svg:x="9.014cm" svg:y="14.393cm" svg:viewBox="0 0 44 44" svg:d="M44 22c0-11-10-22-22-22s-22 11-22 22c0 12 10 22 22 22s22-10 22-22z">
              <text:p/>
            </draw:path>
          </draw:g>
        </draw:g>
        <draw:frame draw:style-name="gr4" draw:text-style-name="P3" draw:layer="layout" svg:width="2.75cm" svg:height="0.725cm" svg:x="0.65cm" svg:y="11.5cm">
          <draw:text-box>
            <text:p><text:span text:style-name="T1">Messung 1</text:span></text:p>
          </draw:text-box>
        </draw:frame>
        <draw:frame draw:style-name="gr4" draw:text-style-name="P3" draw:layer="layout" svg:width="2.75cm" svg:height="0.725cm" svg:x="0.65cm" svg:y="9.501cm">
          <draw:text-box>
            <text:p><text:span text:style-name="T1">Messung 2</text:span></text:p>
          </draw:text-box>
        </draw:frame>
        <draw:frame draw:style-name="gr4" draw:text-style-name="P3" draw:layer="layout" svg:width="2.75cm" svg:height="0.725cm" svg:x="0.65cm" svg:y="7.502cm">
          <draw:text-box>
            <text:p><text:span text:style-name="T1">Messung 3</text:span></text:p>
          </draw:text-box>
        </draw:frame>
        <draw:frame draw:style-name="gr4" draw:text-style-name="P3" draw:layer="layout" svg:width="2.75cm" svg:height="0.725cm" svg:x="0.65cm" svg:y="5.503cm">
          <draw:text-box>
            <text:p><text:span text:style-name="T1">Messung 4</text:span></text:p>
          </draw:text-box>
        </draw:frame>
        <draw:frame draw:style-name="gr4" draw:text-style-name="P3" draw:layer="layout" svg:width="2.75cm" svg:height="0.725cm" svg:x="0.65cm" svg:y="3.504cm">
          <draw:text-box>
            <text:p><text:span text:style-name="T1">Messung 5</text:span></text:p>
          </draw:text-box>
        </draw:frame>
        <draw:g>
          <draw:custom-shape draw:style-name="gr5" draw:text-style-name="P4" draw:layer="layout" svg:width="0.2cm" svg:height="0.2cm" svg:x="6.54cm" svg:y="1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.35cm" svg:y1="11.65cm" svg:x2="8.9cm" svg:y2="11.65cm">
            <text:p/>
          </draw:line>
        </draw:g>
        <draw:line draw:style-name="gr6" draw:text-style-name="P1" draw:layer="layout" svg:x1="7.35cm" svg:y1="13.95cm" svg:x2="7.35cm" svg:y2="2.45cm">
          <text:p/>
        </draw:line>
        <draw:custom-shape draw:style-name="gr7" draw:text-style-name="P5" draw:layer="layout" svg:width="0.5cm" svg:height="11.55cm" svg:x="7.1cm" svg:y="2.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1cm" svg:y1="11.85cm" svg:x2="12.1cm" svg:y2="11.85cm">
          <text:p/>
        </draw:line>
        <draw:line draw:style-name="gr2" draw:text-style-name="P1" draw:layer="layout" svg:x1="3.1cm" svg:y1="9.85cm" svg:x2="12.1cm" svg:y2="9.85cm">
          <text:p/>
        </draw:line>
        <draw:line draw:style-name="gr2" draw:text-style-name="P1" draw:layer="layout" svg:x1="3.1cm" svg:y1="7.85cm" svg:x2="12.1cm" svg:y2="7.85cm">
          <text:p/>
        </draw:line>
        <draw:line draw:style-name="gr2" draw:text-style-name="P1" draw:layer="layout" svg:x1="3.1cm" svg:y1="5.85cm" svg:x2="12.1cm" svg:y2="5.85cm">
          <text:p/>
        </draw:line>
        <draw:line draw:style-name="gr2" draw:text-style-name="P1" draw:layer="layout" svg:x1="3.1cm" svg:y1="3.85cm" svg:x2="12.1cm" svg:y2="3.85cm">
          <text:p/>
        </draw:line>
        <draw:g>
          <draw:custom-shape draw:style-name="gr5" draw:text-style-name="P4" draw:layer="layout" svg:width="0.2cm" svg:height="0.2cm" svg:x="5.74cm" svg:y="9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05cm" svg:y1="9.651cm" svg:x2="6.6cm" svg:y2="9.651cm">
            <text:p/>
          </draw:line>
        </draw:g>
        <draw:g>
          <draw:custom-shape draw:style-name="gr5" draw:text-style-name="P4" draw:layer="layout" svg:width="0.2cm" svg:height="0.2cm" svg:x="7.74cm" svg:y="7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cm" svg:y1="7.652cm" svg:x2="8.95cm" svg:y2="7.652cm">
            <text:p/>
          </draw:line>
        </draw:g>
        <draw:g>
          <draw:custom-shape draw:style-name="gr5" draw:text-style-name="P4" draw:layer="layout" svg:width="0.2cm" svg:height="0.2cm" svg:x="10.84cm" svg:y="5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55cm" svg:y1="5.653cm" svg:x2="11.3cm" svg:y2="5.653cm">
            <text:p/>
          </draw:line>
        </draw:g>
        <draw:g>
          <draw:custom-shape draw:style-name="gr5" draw:text-style-name="P4" draw:layer="layout" svg:width="0.2cm" svg:height="0.2cm" svg:x="6.74cm" svg:y="3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5cm" svg:y1="3.654cm" svg:x2="7.2cm" svg:y2="3.654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1:56:47.144732320</meta:creation-date>
    <dc:date>2024-08-13T17:22:03.487781312</dc:date>
    <meta:editing-duration>PT10M21S</meta:editing-duration>
    <meta:editing-cycles>3</meta:editing-cycles>
    <meta:generator>LibreOffice/7.3.7.2$Linux_X86_64 LibreOffice_project/30$Build-2</meta:generator>
    <meta:document-statistic meta:object-count="89"/>
  </office:meta>
</office:document-meta>
</file>